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" svg:font-family="'URW Gothi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d4bc0" officeooo:paragraph-rsid="000d4bc0"/>
    </style:style>
    <style:style style:name="P2" style:family="paragraph" style:parent-style-name="Text_20_body" style:list-style-name="L1">
      <style:paragraph-properties fo:text-align="start" style:justify-single-word="false"/>
      <style:text-properties officeooo:rsid="000d4bc0" officeooo:paragraph-rsid="000d4bc0"/>
    </style:style>
    <style:style style:name="P3" style:family="paragraph" style:parent-style-name="Text_20_body" style:list-style-name="L1">
      <style:paragraph-properties fo:text-align="start" style:justify-single-word="false"/>
      <style:text-properties officeooo:rsid="0010474c" officeooo:paragraph-rsid="0010474c"/>
    </style:style>
    <style:style style:name="P4" style:family="paragraph" style:parent-style-name="Text_20_body" style:list-style-name="L1">
      <style:paragraph-properties fo:text-align="start" style:justify-single-word="false"/>
      <style:text-properties officeooo:rsid="001169ba" officeooo:paragraph-rsid="001169ba"/>
    </style:style>
    <style:style style:name="P5" style:family="paragraph">
      <loext:graphic-properties draw:fill="none" draw:fill-color="#ffffff"/>
      <style:text-properties fo:color="#ffffff"/>
    </style:style>
    <style:style style:name="T1" style:family="text">
      <style:text-properties fo:color="#ffffff"/>
    </style:style>
    <style:style style:name="T2" style:family="text">
      <style:text-properties fo:color="#ffffff" style:font-name="Ubuntu Mono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dash" draw:stroke-dash="Long_20_Dot" svg:stroke-width="0.0402in" svg:stroke-color="#ed4c05" draw:marker-start-width="0.1984in" draw:marker-end-width="0.1984in" draw:fill="none" draw:fill-color="#ffffff" fo:min-height="1.1374in" fo:padding-top="-0.0189in" fo:padding-bottom="-0.0189in" fo:padding-left="-0.0189in" fo:padding-right="-0.0189in" style:run-through="foreground" style:wrap="none" style:wrap-contour-mode="full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hapter 3 – Promises</text:p>
      <text:p text:style-name="P1">Notes</text:p>
      <text:list xml:id="list2002662938" text:style-name="L1">
        <text:list-item>
          <text:p text:style-name="P2">Promise.all takes an array of promises and returns a new promise that waits on them all to finish.</text:p>
        </text:list-item>
        <text:list-item>
          <text:p text:style-name="P3">Once a promise is resolved it stays that way forever and the value can be observed as many times as necessary. </text:p>
        </text:list-item>
        <text:list-item>
          <text:p text:style-name="P3">Promises are immutable, thus they can’t be modified by external actors malicious or unintentional. If multiple parties are observing a promise they will all see the same.</text:p>
        </text:list-item>
        <text:list-item>
          <text:p text:style-name="P4">Promises uses the syntax:</text:p>
        </text:list-item>
        <text:list-item>
          <text:p text:style-name="P4"><draw:frame text:anchor-type="paragraph" draw:z-index="0" draw:name="Shape1" draw:style-name="gr1" draw:text-style-name="P5" svg:width="6.4024in" svg:height="1.0988in" svg:x="0.4661in" svg:y="0.0346in"><draw:text-box><text:p><text:span text:style-name="T1"><text:tab/></text:span><text:span text:style-name="T2">Promise.then(//function that does something upon fullfilment, function that does something upon error)</text:span></text:p><text:p><text:span text:style-name="T2"/></text:p><text:p><text:span text:style-name="T2"><text:s/></text:span><text:span text:style-name="T2">// Fulfillment being the situation where the promise ‘completed’ whatever task it was performing, and error the opposite.</text:span></text:p></draw:text-box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" svg:font-family="'URW Gothi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abriel Rengifo</meta:initial-creator>
    <meta:creation-date>2021-11-28T14:15:15.323641826</meta:creation-date>
    <dc:date>2021-12-04T21:20:08.434635070</dc:date>
    <dc:creator>Gabriel Rengifo</dc:creator>
    <meta:editing-duration>PT1H20M36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7" meta:word-count="79" meta:character-count="434" meta:non-whitespace-character-count="364"/>
  </office:meta>
</office:document-meta>
</file>